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27" office:value-type="string" calcext:value-type="string">
              <text:p>NF - SERV. PROD. </text:p>
            </table:table-cell>
            <table:table-cell table:style-name="ce30" office:value-type="string" calcext:value-type="string">
              <text:p>R$</text:p>
            </table:table-cell>
            <table:table-cell table:style-name="ce33"/>
            <table:table-cell table:style-name="ce35" office:value-type="string" calcext:value-type="string">
              <text:p>PAGO</text:p>
            </table:table-cell>
            <table:table-cell table:style-name="ce30" office:value-type="string" calcext:value-type="string">
              <text:p>VALOR</text:p>
            </table:table-cell>
            <table:table-cell table:style-name="ce22" office:value-type="string" calcext:value-type="string">
              <text:p>DATA</text:p>
            </table:table-cell>
            <table:table-cell table:style-name="ce39" office:value-type="string" calcext:value-type="string">
              <text:p>SALDO DEVEDOR</text:p>
            </table:table-cell>
            <table:table-cell table:style-name="ce35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NF 13121 - mens. 08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09-20" calcext:value-type="date">
            <text:p>2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NF 13134 - mens. 09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0-21" calcext:value-type="date">
            <text:p>2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47 - mens. 10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1-21" calcext:value-type="date">
            <text:p>2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60 - mens. 11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4-12-20" calcext:value-type="date">
            <text:p>2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73 - mens. 12/2024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1-20" calcext:value-type="date">
            <text:p>20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86 - mens. 01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2-20" calcext:value-type="date">
            <text:p>2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199 - mens. 02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3-20" calcext:value-type="date">
            <text:p>20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12 - mens. 03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26 - mens. 04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40 - mens. 05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6-20" calcext:value-type="date">
            <text:p>20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54 - mens. 06/2025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350" calcext:value-type="float">
            <text:p>1.35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1">
          <table:table-cell table:style-name="ce24" table:number-columns-repeated="6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1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3197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6"/>
          <table:table-cell table:style-name="ce32"/>
          <table:table-cell table:style-name="ce37"/>
          <table:table-cell table:style-name="ce42" table:number-columns-repeated="55"/>
        </table:table-row>
        <table:table-row table:style-name="ro1" table:number-rows-repeated="1016556">
          <table:table-cell table:number-columns-repeated="64"/>
        </table:table-row>
        <table:table-row table:style-name="ro3" table:number-rows-repeated="6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1:17:44.569000000">00:00:00</text:time></text:span><text:span text:style-name="MT2"><text:s/></text:span></text:p>
        </style:region-center>
        <style:region-right>
          <text:p><text:span text:style-name="MT4">Agro Comercial Takafuji Ltda.</text:span></text:p>
          <text:p><text:span text:style-name="MT2">Eiji - Tel.: 3241-1359 / 9772-4796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4">Agro Comercial Takafuji Ltda.</text:span></text:p>
          <text:p>sergiosaito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1:17:44.5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3:28</meta:creation-date>
    <dc:date>2025-07-24T11:18:23.664000000</dc:date>
    <meta:print-date>2019-09-20T16:21:56.762000000</meta:print-date>
    <dc:language>pt-PT</dc:language>
    <meta:editing-cycles>806</meta:editing-cycles>
    <meta:editing-duration>P3DT18H47M57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com pagamentos anteriores." VL:creator="Carlos Augusto Marcicano" dc:date-time="2007-02-23T09:38:54"/>
</VL:version-list>
</file>